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text-outline="false" style:text-line-through-style="none" style:text-line-through-type="none" style:font-name="Arial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0d6282" officeooo:paragraph-rsid="001b3b2d" style:font-size-asian="14pt" style:font-size-complex="14pt"/>
    </style:style>
    <style:style style:name="P4" style:family="paragraph" style:parent-style-name="Standard">
      <style:text-properties fo:font-size="14pt" officeooo:rsid="000d6282" officeooo:paragraph-rsid="001ff3a0" style:font-size-asian="14pt" style:font-size-complex="14pt"/>
    </style:style>
    <style:style style:name="P5" style:family="paragraph" style:parent-style-name="Standard">
      <style:text-properties fo:font-size="14pt" officeooo:rsid="000d6282" officeooo:paragraph-rsid="00205e79" style:font-size-asian="14pt" style:font-size-complex="14pt"/>
    </style:style>
    <style:style style:name="P6" style:family="paragraph" style:parent-style-name="Standard">
      <style:text-properties fo:font-size="14pt" officeooo:paragraph-rsid="001b3b2d" style:font-size-asian="14pt" style:font-size-complex="14pt"/>
    </style:style>
    <style:style style:name="P7" style:family="paragraph" style:parent-style-name="Standard">
      <style:text-properties fo:font-size="14pt" officeooo:rsid="001b7fa8" officeooo:paragraph-rsid="001b7fa8" style:font-size-asian="14pt" style:font-size-complex="14pt"/>
    </style:style>
    <style:style style:name="P8" style:family="paragraph" style:parent-style-name="Standard">
      <style:text-properties officeooo:paragraph-rsid="001b3b2d"/>
    </style:style>
    <style:style style:name="P9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text-properties fo:font-size="14pt" fo:font-style="normal" fo:font-weight="normal" officeooo:paragraph-rsid="001b3b2d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>
      <style:text-properties fo:font-size="14pt" officeooo:paragraph-rsid="001cd7ca" style:font-size-asian="14pt" style:font-size-complex="14pt"/>
    </style:style>
    <style:style style:name="P13" style:family="paragraph" style:parent-style-name="Text_20_body">
      <style:text-properties fo:font-size="14pt" officeooo:rsid="001cd7ca" officeooo:paragraph-rsid="001cd7ca" style:font-size-asian="14pt" style:font-size-complex="14pt"/>
    </style:style>
    <style:style style:name="P14" style:family="paragraph" style:parent-style-name="Text_20_body">
      <style:text-properties fo:font-size="14pt" officeooo:rsid="001cd7ca" officeooo:paragraph-rsid="001e6cfa" style:font-size-asian="14pt" style:font-size-complex="14pt"/>
    </style:style>
    <style:style style:name="P15" style:family="paragraph" style:parent-style-name="Text_20_body">
      <style:text-properties fo:font-size="14pt" officeooo:paragraph-rsid="001f9d6d" style:font-size-asian="14pt" style:font-size-complex="14pt"/>
    </style:style>
    <style:style style:name="P16" style:family="paragraph" style:parent-style-name="Text_20_body">
      <style:text-properties fo:font-size="14pt" officeooo:rsid="001f9d6d" officeooo:paragraph-rsid="001f9d6d" style:font-size-asian="14pt" style:font-size-complex="14pt"/>
    </style:style>
    <style:style style:name="P17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text-properties officeooo:paragraph-rsid="001e6cfa"/>
    </style:style>
    <style:style style:name="P19" style:family="paragraph" style:parent-style-name="Heading_20_3">
      <style:text-properties officeooo:paragraph-rsid="001b3b2d"/>
    </style:style>
    <style:style style:name="P20" style:family="paragraph" style:parent-style-name="Heading_20_3">
      <style:text-properties style:text-outline="false" style:text-line-through-style="none" style:text-line-through-typ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tyle="italic" fo:font-weight="bold" officeooo:rsid="001b3b2d" style:font-style-asian="italic" style:font-weight-asian="bold" style:font-style-complex="italic" style:font-weight-complex="bold"/>
    </style:style>
    <style:style style:name="T2" style:family="text">
      <style:text-properties officeooo:rsid="001732e7"/>
    </style:style>
    <style:style style:name="T3" style:family="text">
      <style:text-properties officeooo:rsid="0019d64c"/>
    </style:style>
    <style:style style:name="T4" style:family="text">
      <style:text-properties fo:font-size="14pt" officeooo:rsid="000d6282" style:font-size-asian="14pt" style:font-size-complex="14pt"/>
    </style:style>
    <style:style style:name="T5" style:family="text">
      <style:text-properties fo:font-size="14pt" officeooo:rsid="00109dd1" style:font-size-asian="14pt" style:font-size-complex="14pt"/>
    </style:style>
    <style:style style:name="T6" style:family="text">
      <style:text-properties officeooo:rsid="000bcdc2"/>
    </style:style>
    <style:style style:name="T7" style:family="text">
      <style:text-properties officeooo:rsid="001b3b2d"/>
    </style:style>
    <style:style style:name="T8" style:family="text">
      <style:text-properties fo:font-weight="bold" officeooo:rsid="000bcdc2" style:font-weight-asian="bold" style:font-weight-complex="bold"/>
    </style:style>
    <style:style style:name="T9" style:family="text">
      <style:text-properties officeooo:rsid="001b7fa8"/>
    </style:style>
    <style:style style:name="T10" style:family="text">
      <style:text-properties officeooo:rsid="001cd7ca"/>
    </style:style>
    <style:style style:name="T11" style:family="text">
      <style:text-properties officeooo:rsid="001f9d6d"/>
    </style:style>
    <style:style style:name="T12" style:family="text">
      <style:text-properties officeooo:rsid="00177e02"/>
    </style:style>
    <style:style style:name="T13" style:family="text">
      <style:text-properties officeooo:rsid="0017e10f"/>
    </style:style>
    <style:style style:name="T14" style:family="text">
      <style:text-properties officeooo:rsid="002181ea"/>
    </style:style>
    <style:style style:name="T15" style:family="text">
      <style:text-properties officeooo:rsid="0022f5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Лаб<text:span text:style-name="T2">о</text:span>раторная работа 3.</text:h>
      <text:h text:style-name="Heading_20_2" text:outline-level="2">Задача связывания (join) наборов данных по ключу<text:span text:style-name="T3">.</text:span></text:h>
      <text:h text:style-name="Heading_20_2" text:outline-level="2">Метод — reduce side</text:h>
      <text:h text:style-name="P19" text:outline-level="3">1. Входные данные.</text:h>
      <text:p text:style-name="P10">Файл <text:span text:style-name="T8">664600583_T_ONTIME_sample.csv</text:span> содержит данные <text:span text:style-name="T6">о совершенных рейсах авиакомпаний.</text:span></text:p>
      <text:p text:style-name="P8"/>
      <text:p text:style-name="P6">Столбцы :</text:p>
      <text:p text:style-name="P3">YEAR — год</text:p>
      <text:p text:style-name="P3">QUARTER<text:tab/>- квартал</text:p>
      <text:p text:style-name="P3">MONTH - месяц<text:tab/></text:p>
      <text:p text:style-name="P3">DAY_OF_MONTH — день месяца<text:tab/></text:p>
      <text:p text:style-name="P3">DAY_OF_WEEK<text:tab/> - день недели</text:p>
      <text:p text:style-name="P3">FL_DATE<text:tab/>- дата перелета</text:p>
      <text:p text:style-name="P3">UNIQUE_CARRIER — ID авиакомпании<text:tab/></text:p>
      <text:p text:style-name="P8"><text:span text:style-name="T4">AIRLINE_ID — ID ав</text:span><text:span text:style-name="T5">и</text:span><text:span text:style-name="T4">акомпании в классификации </text:span>US DOT<text:span text:style-name="T4"><text:tab/></text:span></text:p>
      <text:p text:style-name="P3">CARRIER<text:tab/>- ID авиакомпании в классификации IATA</text:p>
      <text:p text:style-name="P3">TAIL_NUM<text:tab/>FL_NUM — ID рейса<text:tab/></text:p>
      <text:p text:style-name="P3">ORIGIN_AIRPORT_ID<text:tab/>- ID авиапорта</text:p>
      <text:p text:style-name="P8"><text:span text:style-name="T4">ORIGIN_AIRPORT_SEQ_ID<text:tab/>- ID авиапорта в классификации </text:span>US DOT</text:p>
      <text:p text:style-name="P4">ORIGIN_CITY_MARKET_ID<text:tab/> - <text:span text:style-name="T12">код группы аэропортов относящихся к одному городу</text:span></text:p>
      <text:p text:style-name="P4">DEST_AIRPORT_ID — ID города авиапорта<text:tab/></text:p>
      <text:p text:style-name="P14">DEST_AEROPORT_ID — Идентификатор аэропорта</text:p>
      <text:p text:style-name="P18"><text:span text:style-name="T4">WHEELS_ON — время приземления (в локальном времени </text:span>hhmm<text:span text:style-name="T4">)<text:tab/></text:span></text:p>
      <text:p text:style-name="P5">ARR_TIME<text:tab/> - <text:span text:style-name="T13">время прибытия </text:span>(в локальном времени <text:span text:style-name="T13">hhmm</text:span>)<text:tab/></text:p>
      <text:p text:style-name="P5">ARR_DELAY — разница в минутах между расчетным временем приземления и реальным (может быть отрицательной)<text:tab/></text:p>
      <text:p text:style-name="P3">ARR_DELAY_NEW - <text:s/>разница в минутах между расчетным временем приземления и реальным (&gt;=0)<text:tab/><text:tab/></text:p>
      <text:p text:style-name="P3">CANCELLED — признак отмены рейса (1 в случае отмены)<text:tab/></text:p>
      <text:p text:style-name="P3">CANCELLATION_CODE — код причины отмены<text:tab/></text:p>
      <text:p text:style-name="P3">AIR_TIME<text:tab/> - время в полете в минутах</text:p>
      <text:p text:style-name="P3">DISTANCE - расстояние в милях</text:p>
      <text:p text:style-name="P2"/>
      <text:p text:style-name="P6">Файл <text:span text:style-name="T1">L_AIRPORT_ID.csv</text:span> содержит <text:span text:style-name="T7">список аэропортов</text:span></text:p>
      <text:p text:style-name="P2"/>
      <text:p text:style-name="P2">Столбцы :</text:p>
      <text:p text:style-name="P2"><text:span text:style-name="T9">code</text:span> — идентификатор <text:span text:style-name="T9">аэропорта</text:span></text:p>
      <text:p text:style-name="P7"><text:soft-page-break/>description — название аэропорта</text:p>
      <text:h text:style-name="Heading_20_3" text:outline-level="3">2. Задача</text:h>
      <text:p text:style-name="P12">Требуется связать наборы данных по <text:span text:style-name="T10">коду аэропорта прибытия</text:span> : <text:span text:style-name="T10">DEST_AEROPORT_ID</text:span></text:p>
      <text:p text:style-name="P13">Для каждого аэропорта треб<text:span text:style-name="T11">уется определить среднее, минимальное и максимальное время задержки для всех прибывающих рейсов.</text:span></text:p>
      <text:p text:style-name="P17"/>
      <text:h text:style-name="Heading_20_3" text:outline-level="3">3. Под<text:span text:style-name="T15">c</text:span>казки.</text:h>
      <text:p text:style-name="P11">а. Разрабатываем Writable для каждого из входных наборов данных, который может читать данные из csv.</text:p>
      <text:p text:style-name="P11">б. разрабатываем <text:s/>WritableComparable ключа имеющий <text:span text:style-name="T11">два</text:span> столбца :</text:p>
      <text:p text:style-name="P15"><text:span text:style-name="T10">AEROPORT_ID</text:span>,индикатор набора данных (для <text:span text:style-name="T14">записей с информацией об аэропорте</text:span> = 0 , для <text:span text:style-name="T14">рейсов</text:span> =1)</text:p>
      <text:p text:style-name="P11">сортировка по умолчанию по <text:span text:style-name="T11">двум</text:span> столбцам</text:p>
      <text:p text:style-name="P11">в.разрабатываем map функцию для каждого из набора данных, которая генерирует <text:s/>WritableComparable ключа и Writable данных</text:p>
      <text:p text:style-name="P16">для списка аэропортов эта функция в качестве value отправляет имя аэропорта.</text:p>
      <text:p text:style-name="P16">для списка рейсов в качестве value эта функция отправляет время задержки (в виде строки)</text:p>
      <text:p text:style-name="P16">также надо фильтровать только рейсы с задержкой прибытия.</text:p>
      <text:p text:style-name="P11">в. Разрабатываем Partitioner, который учитывает только <text:span text:style-name="T11">код аэропорта</text:span></text:p>
      <text:p text:style-name="P15">г. <text:s/>Разрабатываем GroupingComparatorClass, который учитывает только <text:s/><text:span text:style-name="T11">код аэропорта</text:span></text:p>
      <text:p text:style-name="P15">д. Разрабатываем reduce функцию, которая берет <text:span text:style-name="T11">первую строку, извлекает из нее имя аэропорта, далее рассчитывает из последующих строк среднее минимальное и максимальное время задержки и печатает результат.</text:span></text:p>
      <text:p text:style-name="P16">В случае если в аэропорт не осуществлялось рейсов, то запись в результат добавлять не надо.</text:p>
      <text:p text:style-name="P11"/>
      <text:p text:style-name="P11"/>
      <text:h text:style-name="P20" text:outline-level="3"/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1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style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style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style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style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style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23:21:10.662748455</meta:creation-date>
    <meta:editing-duration>PT14M</meta:editing-duration>
    <meta:editing-cycles>11</meta:editing-cycles>
    <meta:generator>LibreOffice/4.2.8.2$Linux_X86_64 LibreOffice_project/420m0$Build-2</meta:generator>
    <dc:date>2015-11-14T22:29:59.011892894</dc:date>
    <meta:document-statistic meta:table-count="0" meta:image-count="0" meta:object-count="0" meta:page-count="2" meta:paragraph-count="49" meta:word-count="350" meta:character-count="2612" meta:non-whitespace-character-count="2275"/>
  </office:meta>
</office:document-meta>
</file>